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text-properties style:text-underline-style="none" fo:font-weight="normal" style:font-weight-asian="normal" style:font-weight-complex="normal"/>
    </style:style>
    <style:style style:name="P4" style:family="paragraph" style:parent-style-name="Frame_20_contents">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paragraph-properties fo:margin-left="0cm" fo:margin-right="0cm" fo:text-indent="0cm" style:auto-text-indent="false"/>
      <style:text-properties fo:font-weight="normal" style:font-weight-asian="normal" style:font-weight-complex="normal"/>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Cadre2" text:anchor-type="paragraph" svg:x="0cm" svg:y="0cm" svg:width="7.128cm" draw:z-index="1"><draw:text-box fo:min-height="5.226cm"><text:p text:style-name="P2"><office:annotation><dc:creator>Gauthier Bastien</dc:creator><dc:date>2011-01-13T14:56:41</dc:date><text:p text:style-name="P13"><text:span text:style-name="T6">do text</text:span></text:p><text:p text:style-name="P13"><text:span text:style-name="T6">from document(at=header, format='odt')</text:span></text:p></office:annotation><text:span text:style-name="T2">Import depuis header.odt</text:span></text:p></draw:text-box></draw:frame><text:text-input text:description="Commune, le xxx">urbanEventObj.getFormattedDate(withCityNamePrefix=True)</text:text-input></text:p>
      <text:p text:style-name="P5"/>
      <text:p text:style-name="P5"/>
      <text:p text:style-name="P5"/>
      <text:p text:style-name="P5"><draw:frame draw:style-name="fr2" draw:name="Cadre1" text:anchor-type="paragraph" svg:x="7.77cm" svg:y="0.24cm" svg:width="7.631cm" svg:height="2.829cm" draw:z-index="0"><draw:text-box><text:p text:style-name="P3">DGO4 - Direction Générale Opérationnelle<text:line-break/>Aménagement du Territoire, Logement, Patrimoine et Energie<text:line-break/>Place Léopold, 3 – Immeuble « BIBOT »<text:line-break/>5000 <text:tab/>Namur<text:line-break/><text:span text:style-name="T5">RECOMMANDE</text:span></text:p></draw:text-box></draw:frame></text:p>
      <text:p text:style-name="P5"/>
      <text:p text:style-name="P5"/>
      <text:p text:style-name="P5"/>
      <text:p text:style-name="P5"/>
      <text:p text:style-name="P5"/>
      <text:p text:style-name="P5"/>
      <text:p text:style-name="P5"/>
      <text:p text:style-name="P5"/>
      <text:p text:style-name="P9">Lettre d'envoi second dossier</text:p>
      <text:p text:style-name="P9">Transmis du rapport du collège relatif à une demande de permis d'urbanisme</text:p>
      <text:p text:style-name="Standard"/>
      <text:p text:style-name="P4"><text:span text:style-name="T4"><office:annotation><dc:creator>Gauthier Bastien</dc:creator><dc:date>2011-01-13T14:56:41</dc:date><text:p text:style-name="P13"><text:span text:style-name="T6">do text</text:span></text:p><text:p text:style-name="P13"><text:span text:style-name="T6">from document(at=reference, format='odt')</text:span></text:p></office:annotation></text:span>Import depuis reference.odt</text:p>
      <text:p text:style-name="Standard"><text:span text:style-name="T5">Références SPW - DGO4 :</text:span> <text:text-input text:description="Référence DGATLP">self.getReferenceDGATLP()</text:text-input></text:p>
      <text:p text:style-name="Standard"/>
      <text:p text:style-name="P8"><office:annotation><dc:creator>Gauthier Bastien</dc:creator><dc:date>2011-02-16T16:12:24</dc:date><text:p text:style-name="P13"><text:span text:style-name="T9">do text if len(self.getApplicants()) &gt; 1</text:span></text:p></office:annotation><text:span text:style-name="T5">Demandeurs :</text:span> <text:text-input text:description="Demandeurs">self.getApplicantsSignaletic()</text:text-input></text:p>
      <text:p text:style-name="P8"><office:annotation><dc:creator>Gauthier Bastien</dc:creator><dc:date>2011-02-16T16:13:21</dc:date><text:p text:style-name="P13"><text:span text:style-name="T8">do text if not len(self.getApplicants()) &gt; 1</text:span></text:p></office:annotation><text:span text:style-name="T5">Demandeur :</text:span> <text:text-input text:description="Demandeurs">self.getApplicantsSignaletic()</text:text-input></text:p>
      <text:p text:style-name="P8"><text:span text:style-name="T5">Objet :</text:span> <text:text-input text:description="Objet des travaux">self.getLicenceSubject()</text:text-input></text:p>
      <text:p text:style-name="P8"><text:span text:style-name="T5">Situation :</text:span> <text:text-input text:description="Situation des travaux">self.getWorkLocationSignaletic()</text:text-input></text:p>
      <text:p text:style-name="Standard"/>
      <text:p text:style-name="Standard"/>
      <text:p text:style-name="P12"><office:annotation><dc:creator>Gauthier Bastien</dc:creator><dc:date>2011-02-21T09:23:46</dc:date><text:p text:style-name="P13"><text:span text:style-name="T7">do text if len(self.getApplicants()) &gt; 1</text:span></text:p></office:annotation><text:span text:style-name="T3"><office:annotation><dc:creator>Gauthier Bastien</dc:creator><dc:date>2011-02-17T09:18:17</dc:date><text:p text:style-name="P13"><text:span text:style-name="T6">do text if </text:span><text:span text:style-name="T7">len(self.getApplicants()) &gt; 1</text:span></text:p></office:annotation></text:span><text:span text:style-name="T3"><text:tab/>Madame, Monsieur</text:span>,</text:p>
      <text:p text:style-name="P12"/>
      <text:p text:style-name="P5"><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 avec un exemplaire des plans de la demande de permis d’urbanisme reprise sous rubrique.</text:p>
      <text:p text:style-name="P6"/>
      <text:p text:style-name="P6"><text:tab/>Avis du Collège sur la demande : <text:span text:style-name="T5"><text:text-input text:description="Décision collège">self.displayValue(urbanEventObj.listDecisions(),urbanEventObj.getDecision()).upper()</text:text-input></text:span>. <text:s/>(voir rapport en annexe).</text:p>
      <text:p text:style-name="P6"/>
      <text:p text:style-name="P11"><office:annotation><dc:date>2009-07-28T00:00:00</dc:date><text:p>do text if self.getIsInSubdivision()</text:p></office:annotation><text:tab/>Cette construction s'inscrit dans le périmètre <text:text-input text:description="Lotissement">self.getSubdivisionDetails()</text:text-input><text:line-break/></text:p>
      <text:p text:style-name="P5"><text:tab/>En attendant votre avis sur ce dossier, nous vous prions d’agréer, Madame, Monsieur, notre parfaite considération.</text:p>
      <text:p text:style-name="P5"/>
      <text:p text:style-name="P7"/>
      <text:p text:style-name="P1"><office:annotation><dc:creator>Gauthier Bastien</dc:creator><dc:date>2011-01-13T14:56:41</dc:date><text:p text:style-name="P13"><text:span text:style-name="T6">do text</text:span></text:p><text:p text:style-name="P13"><text:span text:style-name="T6">from document(at=signatures, format='odt')</text:span></text:p></office:annotation><text:span text:style-name="T1">Import depuis signatures.odt</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17T16:40:23</dc:date>
    <dc:language>fr-FR</dc:language>
    <meta:editing-cycles>67</meta:editing-cycles>
    <meta:editing-duration>PT31H32M14S</meta:editing-duration>
    <dc:creator>Gauthier Bastien</dc:creator>
    <meta:document-statistic meta:table-count="0" meta:image-count="0" meta:object-count="0" meta:page-count="1" meta:paragraph-count="18" meta:word-count="161" meta:character-count="1374"/>
    <meta:user-defined meta:name="Info 1"/>
    <meta:user-defined meta:name="Info 2"/>
    <meta:user-defined meta:name="Info 3"/>
    <meta:user-defined meta:name="Info 4"/>
  </office:meta>
</office:document-meta>
</file>